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8.767cm" fo:min-width="0.13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4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4.223cm" fo:min-width="0.135cm"/>
    </style:style>
    <style:style style:name="gr4" style:family="graphic" style:parent-style-name="standard">
      <style:graphic-properties draw:textarea-horizontal-align="justify" draw:textarea-vertical-align="middle" draw:auto-grow-height="false" fo:min-height="2.145cm" fo:min-width="0.1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1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1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9.017cm" draw:transform="skewX (0.00244346095279206) translate (6.608cm 3.667cm)">
          <text:p/>
          <draw:enhanced-geometry svg:viewBox="0 0 21600 21600" draw:text-areas="?f0 ?f7 ?f2 21600" draw:mirror-horizontal="false" draw:mirror-vertical="false" draw:type="up-arrow" draw:modifiers="1501.16640746501 108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2" draw:layer="layout" svg:width="6.35cm" svg:height="1.664cm" svg:x="3.789cm" svg:y="2.003cm">
          <draw:text-box>
            <text:p text:style-name="P1">Main Branch</text:p>
            <text:p text:style-name="P1">Next Major version</text:p>
          </draw:text-box>
        </draw:frame>
        <draw:custom-shape draw:style-name="gr3" draw:text-style-name="P1" draw:layer="layout" svg:width="0.635cm" svg:height="4.473cm" draw:transform="skewX (0.00244346095279211) rotate (-0.921010246277409) translate (10.279cm 8.054cm)">
          <text:p/>
          <draw:enhanced-geometry svg:viewBox="0 0 21600 21600" draw:text-areas="?f0 ?f7 ?f2 21600" draw:type="up-arrow" draw:modifiers="1870.68429237947 108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2.395cm" draw:transform="skewX (0.00244346095279199) rotate (-1.32941729124408) translate (10.307cm 9.254cm)">
          <text:p/>
          <draw:enhanced-geometry svg:viewBox="0 0 21600 21600" draw:text-areas="?f0 ?f7 ?f2 21600" draw:type="up-arrow" draw:modifiers="1870.68429237947 108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" draw:layer="layout" svg:width="1.7cm" svg:height="0.954cm" svg:x="10.266cm" svg:y="7.509cm">
          <draw:text-box>
            <text:p>v1.0</text:p>
          </draw:text-box>
        </draw:frame>
        <draw:frame draw:style-name="gr6" draw:text-style-name="P3" draw:layer="layout" svg:width="2.229cm" svg:height="0.954cm" svg:x="10.201cm" svg:y="8.747cm">
          <draw:text-box>
            <text:p>v1.0.3</text:p>
          </draw:text-box>
        </draw:frame>
        <draw:custom-shape draw:style-name="gr3" draw:text-style-name="P1" draw:layer="layout" svg:width="0.635cm" svg:height="4.474cm" draw:transform="skewX (-0.00314159265358973) rotate (-0.953298837439303) translate (6.767cm 6.067cm)">
          <text:p/>
          <draw:enhanced-geometry svg:viewBox="0 0 21600 21600" draw:text-areas="?f0 ?f7 ?f2 21600" draw:mirror-vertical="false" draw:mirror-horizontal="true" draw:type="up-arrow" draw:modifiers="1870.68429237947 108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2.396cm" draw:transform="skewX (-0.00174532925199435) rotate (-1.46101511684445) translate (5.313cm 7.223cm)">
          <text:p/>
          <draw:enhanced-geometry svg:viewBox="0 0 21600 21600" draw:text-areas="?f0 ?f7 ?f2 21600" draw:mirror-vertical="false" draw:mirror-horizontal="true" draw:type="up-arrow" draw:modifiers="1870.68429237947 108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3" draw:layer="layout" svg:width="1.7cm" svg:height="1.016cm" svg:x="2.011cm" svg:y="5.445cm">
          <draw:text-box>
            <text:p>v2.0</text:p>
          </draw:text-box>
        </draw:frame>
        <draw:frame draw:style-name="gr8" draw:text-style-name="P3" draw:layer="layout" svg:width="2.229cm" svg:height="1.081cm" svg:x="1.249cm" svg:y="6.523cm">
          <draw:text-box>
            <text:p>v2.0.4</text:p>
          </draw:text-box>
        </draw:frame>
        <draw:custom-shape draw:style-name="gr3" draw:text-style-name="P1" draw:layer="layout" svg:width="0.635cm" svg:height="4.473cm" draw:transform="skewX (0.00244346095279203) rotate (-0.91420346219463) translate (10.26cm 3.667cm)">
          <text:p/>
          <draw:enhanced-geometry svg:viewBox="0 0 21600 21600" draw:text-areas="?f0 ?f7 ?f2 21600" draw:type="up-arrow" draw:modifiers="1870.68429237947 108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2.395cm" draw:transform="skewX (0.00244346095279207) rotate (-1.37374865424474) translate (10.039cm 5.257cm)">
          <text:p/>
          <draw:enhanced-geometry svg:viewBox="0 0 21600 21600" draw:text-areas="?f0 ?f7 ?f2 21600" draw:type="up-arrow" draw:modifiers="1870.68429237947 108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" draw:layer="layout" svg:width="1.7cm" svg:height="0.954cm" svg:x="10.09cm" svg:y="3.094cm">
          <draw:text-box>
            <text:p>v3.0</text:p>
          </draw:text-box>
        </draw:frame>
        <draw:frame draw:style-name="gr6" draw:text-style-name="P3" draw:layer="layout" svg:width="1.7cm" svg:height="0.954cm" svg:x="9.963cm" svg:y="4.937cm">
          <draw:text-box>
            <text:p>v3.1</text:p>
          </draw:text-box>
        </draw:frame>
        <draw:line draw:style-name="gr9" draw:text-style-name="P4" draw:layer="layout" svg:x1="4.678cm" svg:y1="12.811cm" svg:x2="6.964cm" svg:y2="12.049cm">
          <text:p/>
        </draw:line>
        <draw:frame draw:style-name="gr10" draw:text-style-name="P3" draw:layer="layout" svg:width="7.62cm" svg:height="4.469cm" svg:x="12.303cm" svg:y="10.501cm">
          <draw:text-box>
            <text:p>A: Develop v1 on Main</text:p>
            <text:p/>
            <text:p>B: Freeze v1.0 and start develop v2 on Main</text:p>
            <text:p/>
            <text:p>C: Fix to v1.0</text:p>
          </draw:text-box>
        </draw:frame>
        <draw:line draw:style-name="gr9" draw:text-style-name="P4" draw:layer="layout" svg:x1="4.17cm" svg:y1="10.525cm" svg:x2="6.964cm" svg:y2="11.033cm">
          <text:p/>
        </draw:line>
        <draw:line draw:style-name="gr9" draw:text-style-name="P4" draw:layer="layout" svg:x1="9.504cm" svg:y1="11.541cm" svg:x2="7.472cm" svg:y2="10.525cm">
          <text:p/>
        </draw:line>
        <draw:frame draw:style-name="gr6" draw:text-style-name="P3" draw:layer="layout" svg:width="0.925cm" svg:height="0.954cm" svg:x="3.789cm" svg:y="12.365cm">
          <draw:text-box>
            <text:p>A</text:p>
          </draw:text-box>
        </draw:frame>
        <draw:frame draw:style-name="gr6" draw:text-style-name="P3" draw:layer="layout" svg:width="0.925cm" svg:height="0.954cm" svg:x="3.118cm" svg:y="10.079cm">
          <draw:text-box>
            <text:p>B</text:p>
          </draw:text-box>
        </draw:frame>
        <draw:frame draw:style-name="gr6" draw:text-style-name="P3" draw:layer="layout" svg:width="0.959cm" svg:height="0.954cm" svg:x="9.504cm" svg:y="11.349cm">
          <draw:text-box>
            <text:p>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0T07:25:39.849065676</meta:creation-date>
    <dc:date>2017-11-20T08:32:47.202422746</dc:date>
    <meta:editing-duration>PT26M</meta:editing-duration>
    <meta:editing-cycles>1</meta:editing-cycles>
    <meta:document-statistic meta:object-count="21"/>
    <meta:generator>LibreOffice/5.4.1.2$MacOSX_X86_64 LibreOffice_project/ea7cb86e6eeb2bf3a5af73a8f7777ac570321527</meta:generator>
  </office:meta>
</office:document-meta>
</file>